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fdd" officeooo:paragraph-rsid="0014afdd"/>
    </style:style>
    <style:style style:name="P2" style:family="paragraph" style:parent-style-name="Standard" style:list-style-name="L1">
      <style:text-properties officeooo:paragraph-rsid="0017b49d"/>
    </style:style>
    <style:style style:name="P3" style:family="paragraph" style:parent-style-name="Standard" style:list-style-name="L1">
      <style:text-properties officeooo:paragraph-rsid="0018e39f"/>
    </style:style>
    <style:style style:name="P4" style:family="paragraph" style:parent-style-name="Standard" style:list-style-name="L1">
      <style:text-properties officeooo:rsid="0014afdd" officeooo:paragraph-rsid="0014afdd"/>
    </style:style>
    <style:style style:name="P5" style:family="paragraph" style:parent-style-name="Standard" style:list-style-name="L1">
      <style:text-properties officeooo:rsid="0014afdd" officeooo:paragraph-rsid="001be645"/>
    </style:style>
    <style:style style:name="P6" style:family="paragraph" style:parent-style-name="Standard" style:list-style-name="L1">
      <style:text-properties officeooo:rsid="0014afdd" officeooo:paragraph-rsid="0017b49d"/>
    </style:style>
    <style:style style:name="P7" style:family="paragraph" style:parent-style-name="Standard" style:list-style-name="L1">
      <style:text-properties officeooo:rsid="0019e832" officeooo:paragraph-rsid="0019e832"/>
    </style:style>
    <style:style style:name="P8" style:family="paragraph" style:parent-style-name="Standard" style:list-style-name="L1">
      <style:text-properties officeooo:rsid="0017b49d" officeooo:paragraph-rsid="0018e39f"/>
    </style:style>
    <style:style style:name="P9" style:family="paragraph" style:parent-style-name="Standard" style:list-style-name="L1">
      <style:text-properties officeooo:rsid="0017b49d" officeooo:paragraph-rsid="0017b49d"/>
    </style:style>
    <style:style style:name="P10" style:family="paragraph" style:parent-style-name="Standard" style:list-style-name="L1">
      <style:text-properties officeooo:rsid="0017b49d" officeooo:paragraph-rsid="0018f209"/>
    </style:style>
    <style:style style:name="P11" style:family="paragraph" style:parent-style-name="Standard" style:list-style-name="L1">
      <style:text-properties officeooo:rsid="001a9f9c" officeooo:paragraph-rsid="001a9f9c"/>
    </style:style>
    <style:style style:name="P12" style:family="paragraph" style:parent-style-name="Standard" style:list-style-name="L1">
      <style:text-properties officeooo:rsid="001d4d99" officeooo:paragraph-rsid="001d4d99"/>
    </style:style>
    <style:style style:name="T1" style:family="text">
      <style:text-properties officeooo:rsid="0014afdd"/>
    </style:style>
    <style:style style:name="T2" style:family="text">
      <style:text-properties officeooo:rsid="001622e7"/>
    </style:style>
    <style:style style:name="T3" style:family="text">
      <style:text-properties officeooo:rsid="0017b49d"/>
    </style:style>
    <style:style style:name="T4" style:family="text">
      <style:text-properties officeooo:rsid="0018e3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logenetic systematics:</text:p>
      <text:p text:style-name="P1"/>
      <text:list xml:id="list1701372686414732398" text:style-name="L1">
        <text:list-item>
          <text:p text:style-name="P4">Introduction to course</text:p>
          <text:list>
            <text:list-item>
              <text:p text:style-name="P4">Familiarity with command line (https://www.digitalocean.com/community/tutorials/an-introduction-to-the-linux-terminal)</text:p>
            </text:list-item>
            <text:list-item>
              <text:p text:style-name="P7">Familiarity with Git and GitHub (https://git-scm.com/book/en/v2/Getting-Started-Installing-Git)</text:p>
            </text:list-item>
            <text:list-item>
              <text:p text:style-name="P5">Familiarity with R <text:span text:style-name="T2">(see apostilas; http://www.math.csi.cuny.edu/Statistics/R/simpleR/printable/simpleR.pdf)</text:span></text:p>
            </text:list-item>
            <text:list-item>
              <text:p text:style-name="P6">Install R <text:span text:style-name="T3">(https://cran.r-project.org/)</text:span></text:p>
            </text:list-item>
            <text:list-item>
              <text:p text:style-name="P2"><text:span text:style-name="T1">Install Rstudio (https://www.rstudio.com/</text:span><text:span text:style-name="T1">)</text:span></text:p>
            </text:list-item>
            <text:list-item>
              <text:p text:style-name="P12">Install text editor (SciTE http://www.scintilla.org/SciTE.html; Notepad++ https://notepad-plus-plus.org/)</text:p>
            </text:list-item>
            <text:list-item>
              <text:p text:style-name="P6">Install Muscle (http://www.drive5.com/muscle/)</text:p>
            </text:list-item>
            <text:list-item>
              <text:p text:style-name="P8">Install PAUP* <text:span text:style-name="T4">(http://people.sc.fsu.edu/~dswofford/paup_test/)</text:span></text:p>
            </text:list-item>
            <text:list-item>
              <text:p text:style-name="P9">Install RAxML (http://sco.h-its.org/exelixis/software.html)</text:p>
            </text:list-item>
            <text:list-item>
              <text:p text:style-name="P9">Install ExaBayes (http://sco.h-its.org/exelixis/software.html)</text:p>
            </text:list-item>
            <text:list-item>
              <text:p text:style-name="P8">Install BEAST<text:span text:style-name="T4">2</text:span> (<text:span text:style-name="T4">http://beast2.org/)</text:span></text:p>
            </text:list-item>
            <text:list-item>
              <text:p text:style-name="P8">Install Tracer (<text:span text:style-name="T4">http://tree.bio.ed.ac.uk/software/tracer/)</text:span></text:p>
            </text:list-item>
            <text:list-item>
              <text:p text:style-name="P8">Install Figtree (<text:span text:style-name="T4">http://tree.bio.ed.ac.uk/software/figtree/)</text:span></text:p>
            </text:list-item>
            <text:list-item>
              <text:p text:style-name="P3"><text:span text:style-name="T3">Install Structure (http://pritchardlab.stanford.edu/structure.html</text:span><text:span text:style-name="T3">)</text:span></text:p>
            </text:list-item>
            <text:list-item>
              <text:p text:style-name="P12">Install PTP <text:span text:style-name="T3">(http://sco.h-its.org/exelixis/software.html)</text:span></text:p>
            </text:list-item>
            <text:list-item>
              <text:p text:style-name="P10">Install BPP (http://abacus.gene.ucl.ac.uk/software.html)</text:p>
            </text:list-item>
            <text:list-item>
              <text:p text:style-name="P11">Install pyRAD (http://dereneaton.com/software/pyrad/)</text:p>
            </text:list-item>
            <text:list-item>
              <text:p text:style-name="P11">Make an account at Cipres (https://www.phylo.org/portal2/login!input.action)</text:p>
            </text:list-item>
            <text:list-item>
              <text:p text:style-name="P11"/>
            </text:list-item>
          </text:list>
        </text:list-item>
        <text:list-item>
          <text:p text:style-name="P4">Introduction to phylogenetic trees</text:p>
          <text:list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rbek</meta:initial-creator>
    <meta:creation-date>2016-04-24T22:41:25.109365663</meta:creation-date>
    <dc:date>2016-04-25T13:58:49.153763221</dc:date>
    <meta:editing-duration>PT29M3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23" meta:word-count="100" meta:character-count="1322" meta:non-whitespace-character-count="1265"/>
  </office:meta>
</office:document-meta>
</file>